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Times New Roman" svg:font-family="Times New Roman"/>
  </office:font-face-decls>
  <office:automatic-styles>
    <style:style style:family="text" style:name="T1" style:display-name="T1">
      <style:text-properties fo:color="#000000" style:font-name="Times New Roman" fo:font-size="14pt" fo:language="es" fo:country="ES" fo:font-weight="bold"/>
    </style:style>
    <style:style style:family="text" style:name="T2" style:display-name="T2">
      <style:text-properties style:font-name="Times New Roman" fo:font-size="10pt" fo:language="es" fo:country="ES" fo:font-weight="normal"/>
    </style:style>
    <style:style style:family="text" style:name="T3" style:display-name="T3">
      <style:text-properties style:font-name="Times New Roman" fo:font-size="14pt" fo:language="es" fo:country="ES" fo:font-weight="normal"/>
    </style:style>
    <style:style style:family="text" style:name="T4" style:display-name="T4">
      <style:text-properties style:font-name="Times New Roman" fo:font-size="14pt" fo:language="es" fo:country="ES" fo:font-weight="bold"/>
    </style:style>
    <style:style style:family="text" style:name="T5" style:display-name="T5">
      <style:text-properties style:font-name="Times New Roman" fo:font-size="14pt" fo:language="es" fo:country="ES" fo:font-style="italic" fo:font-weight="normal"/>
    </style:style>
    <style:style style:family="text" style:name="T6" style:display-name="T6">
      <style:text-properties style:font-name="Times New Roman" fo:font-size="14pt" fo:language="es" fo:country="ES" fo:font-style="italic" fo:font-weight="bold"/>
    </style:style>
    <style:style style:family="paragraph" style:name="P2" style:display-name="P2" style:parent-style-name="Normal">
      <style:paragraph-properties fo:text-align="center" fo:text-indent="0.3153in" fo:line-height="115%" fo:margin-left="0.0000in" fo:margin-right="0.0000in" fo:margin-top="0.0000in" fo:margin-bottom="0.1389in" style:writing-mode="lr"/>
      <style:text-properties style:font-name="Times New Roman" fo:font-size="11pt" fo:language="es" fo:country="ES" fo:font-weight="normal"/>
    </style:style>
    <style:style style:family="paragraph" style:name="P3" style:display-name="P3" style:parent-style-name="Normal">
      <style:paragraph-properties fo:text-align="justify" fo:text-indent="0.3153in" fo:line-height="115%" fo:margin-left="0.0000in" fo:margin-right="0.0000in" fo:margin-top="0.0000in" fo:margin-bottom="0.1389in" style:writing-mode="lr">
        <style:tab-stops>
          <style:tab-stop style:type="left" style:position="0.000000in"/>
        </style:tab-stops>
      </style:paragraph-properties>
      <style:text-properties style:font-name="Times New Roman" fo:font-size="10pt" fo:language="es" fo:country="ES" fo:font-weight="normal"/>
    </style:style>
    <style:style style:family="paragraph" style:name="P1" style:display-name="P1" style:parent-style-name="Normal">
      <style:paragraph-properties fo:break-before="page"/>
      <style:text-properties fo:color="#000000" style:font-name="Times New Roman" fo:font-size="12pt" fo:font-weight="normal"/>
    </style:style>
    <style:style style:family="section" style:name="Sect1" style:display-name="Sect1"/>
    <style:page-layout style:name="PLayout2">
      <style:page-layout-properties fo:margin-top="1.0000in" fo:margin-bottom="1.0000in" fo:margin-left="1.0000in" fo:margin-right="1.0000in"/>
    </style:page-layout>
    <style:page-layout style:name="Standard">
      <style:page-layout-properties fo:margin-top="1.0000in" fo:margin-bottom="1.0000in" fo:margin-left="1.0000in" fo:margin-right="1.0000in"/>
    </style:page-layout>
  </office:automatic-styles>
  <office:body>
    <office:text>
      <text:section text:style-name="Sect1" text:name="Section1">
        <text:p text:style-name="P1"><text:span text:style-name="T1">TEMA 6: EL TEATRO DESDE 1939 HASTA NUESTROS DÍAS</text:span></text:p>
        <text:p text:style-name="P2"/>
        <text:p text:style-name="P3"><text:span text:style-name="T2"><text:tab/></text:span><text:span text:style-name="T3">El </text:span><text:span text:style-name="T4">impacto de la guerra civil</text:span><text:span text:style-name="T3"> sobre el teatro fue tremendo. A la muerte y exilio de autores, directores, escenógrafos y actores, habría que añadir el impacto de la censura, que se mantuvo hasta 1977 y actuó con mayor fuerza en este género. En el teatro de los años cuarenta, sobresalen dos líneas de la creación dramática: El </text:span><text:span text:style-name="T4">drama burgués</text:span><text:span text:style-name="T3">, continuación de la comedia benaventina, en el que se inscriben autores como Víctor Ruiz Iriarte. Este teatro cumplió básicamente la función de entretener al público y de educar mediante el elogio de la virtud. Se caracteriza por su perfecta construcción y por su intrascendencia. Sus personajes pertenecen a la burguesía, al igual que su público usual. El </text:span><text:span text:style-name="T4">teatro de humor</text:span><text:span text:style-name="T3"> es, quizá, lo más interesante del período. </text:span><text:span text:style-name="T4">ENRIQUE JARDIEL PONCELA </text:span><text:span text:style-name="T3">tratará de crear un tipo de comicidad de lo inverosímil, caracterizada por la ruptura con las formas tradicionales del humor, con ingredientes de </text:span><text:span text:style-name="T4">locura</text:span><text:span text:style-name="T3"> y </text:span><text:span text:style-name="T4">misterio</text:span><text:span text:style-name="T3">. </text:span><text:span text:style-name="T5">Eloísa está debajo de un almendro </text:span><text:span text:style-name="T3">(1940) es una de sus obras más conocidas. </text:span><text:span text:style-name="T4">MIGUEL MIHURA </text:span><text:span text:style-name="T3">escribió en 1932 </text:span><text:span text:style-name="T5">Tres sombreros de copa</text:span><text:span text:style-name="T3">, pero la obra permaneció sin ser representada hasta veinte años más tarde. El humor cercano al absurdo y la burla corrosiva de los hábitos burgueses y provincianos resultaban muy osados cuando fue escrita. Más tarde Mihura se decantará por la escritura de comedias, sometidas a lo dictado de la época, como </text:span><text:span text:style-name="T5">Maribel y la extraña familia</text:span><text:span text:style-name="T3"> (1959). En el teatro realista de los años 50, con los estrenos de Buero, </text:span><text:span text:style-name="T5">Historia de una escalera</text:span><text:span text:style-name="T3">, se vio la posibilidad de hacer un teatro distinto, que reflejara los problemas del momento. </text:span><text:span text:style-name="T4">ALFONSO SASTRE </text:span><text:span text:style-name="T3">proponía un teatro de acción social. Algunas de sus obras, como </text:span><text:span text:style-name="T5">La taberna fantástica</text:span><text:span text:style-name="T3"> (1966, estrenada en 1985) se corresponden con su concepto de </text:span><text:span text:style-name="T4">tragedia compleja</text:span><text:span text:style-name="T3">, que es para el autor una forma de investigación criminal. Incorpora un humor de situación, negro y profundo, que permite el distanciamiento de las historias contadas. Constituye una forma de evolución del esperpento de Valle-Inclán y presenta unos héroes irrisorios. Su obra se vio fuertemente condicionada por la censura. </text:span><text:span text:style-name="T4">ANTONIO BUERO VALLEJO</text:span><text:span text:style-name="T3"> es el dramaturgo de mayor interés del teatro de posguerra. Su producción está marcada por el </text:span><text:span text:style-name="T4">compromiso</text:span><text:span text:style-name="T3"> adoptado por el autor ante los </text:span><text:span text:style-name="T4">temas humanos</text:span><text:span text:style-name="T3"> más universales, ya sean de tipo existencial o social. El género adoptado por Buero es la </text:span><text:span text:style-name="T4">tragedia</text:span><text:span text:style-name="T3">. Se pretende la catarsis del espectador: este debe conmoverse ante lo representado y sentirse impulsado a luchar para superar sus errores. La misión del dramaturgo es mostrarle las realidades ocultas. El teatro de Buero enseña los problemas, pero no ofrece soluciones. Destacamos </text:span><text:span text:style-name="T5">El sueño de la razón </text:span><text:span text:style-name="T3">(1970). Buero y Sastre serán los nombres claves de esta </text:span><text:span text:style-name="T4">generación realista. </text:span><text:span text:style-name="T3">Sus </text:span><text:span text:style-name="T4">temas</text:span><text:span text:style-name="T3"> abordan problemas de obreros, estudiantes, etc., siempre poniendo de relieve las desigualdades sociales y la falta de humanidad. Muchas piezas nunca llegaron al escenario. Avanzada la década de los sesenta, surge un </text:span><text:span text:style-name="T4">movimiento de renovación</text:span><text:span text:style-name="T3"> caracterizado por un acercamiento al teatro extranjero. Las experiencias más interesantes surgen de los </text:span><text:span text:style-name="T4">grupos de teatro independiente</text:span><text:span text:style-name="T3">. </text:span><text:span text:style-name="T4">Características generales </text:span><text:span text:style-name="T3">de estos son: la </text:span><text:span text:style-name="T4">creación colectiva</text:span><text:span text:style-name="T3"> de la obra, basada a menudo en la improvisación; la </text:span><text:span text:style-name="T4">infravaloración del texto</text:span><text:span text:style-name="T6"> </text:span><text:span text:style-name="T3">frente a los aspectos más espectaculares del teatro, el mantenimiento de </text:span><text:span text:style-name="T4">enfoques críticos</text:span><text:span text:style-name="T3"> que no se limitan a lo político y lo social; la </text:span><text:span text:style-name="T4">ruptura de las convenciones escénicas</text:span><text:span text:style-name="T3"> de espacio y tiempo. Grupos destacados fueron: </text:span><text:span text:style-name="T5">Els Joglars, Tábano, Teatro Lebrijano, Comediants </text:span><text:span text:style-name="T3">y el </text:span><text:span text:style-name="T5">(TEI)</text:span><text:span text:style-name="T3">. En cuanto a los autores: </text:span><text:span text:style-name="T4">FRANCISCO NIEVA</text:span><text:span text:style-name="T3">, escenógrafo y autor, plantea en sus dramas el problema de las relaciones entre el hombre y la sociedad represiva que lo degrada. Además del erotismo, en sus obras abundan las críticas a una España negra y a la religión. El simbolismo, los elementos oníricos y la raíz dadaísta caracterizan obras como </text:span><text:span text:style-name="T5">La carroza de plomo candente</text:span><text:span text:style-name="T3"> (1971). </text:span><text:span text:style-name="T4">FERNANDO ARRABAL</text:span><text:span text:style-name="T3"> consigue fama internacional con una producción escrita en su exilio francés. Sólo a partir de 1977 pudo representar en nuestro país títulos como </text:span><text:span text:style-name="T5">El cementerio de automóviles</text:span><text:span text:style-name="T3"> (1966). Los temas más frecuentes de su </text:span><text:span text:style-name="T6">teatro pánico</text:span><text:span text:style-name="T3"> son la religión y la sexualidad, junto con la política, el amor y la muerte. Tras el fin de la dictadura, se producen </text:span><text:span text:style-name="T4">dos tendencias</text:span><text:span text:style-name="T3"> en el teatro español: la primera consistió en montar obras de </text:span><text:span text:style-name="T4">autores clásicos</text:span><text:span text:style-name="T3">; la segunda se proponía restituir los </text:span><text:span text:style-name="T4">textos silenciados</text:span><text:span text:style-name="T3"> del pasado como los de Lorca o Valle-Inclán. Rasgo destacado es la creación de instituciones oficiales de promoción del teatro como el Centro Dramático Nacional o la Compañía Nacional de teatro Clásico. Quizás el autor de más éxito de estos primeros años sea </text:span><text:span text:style-name="T4">ANTONIO GALA </text:span><text:span text:style-name="T3">con obras como</text:span><text:span text:style-name="T5"> Anillos para una dama</text:span><text:span text:style-name="T3"> (1973). Sus protagonistas son generalmente mujeres y sus temas tratan sobre conflictos individuales: el amor, la soledad, etc. </text:span><text:span text:style-name="T4">JOSE LUIS ALONSO DE SANTOS</text:span><text:span text:style-name="T3"> ha cultivado la comedia humorística en </text:span><text:span text:style-name="T5">Bajarse al moro</text:span><text:span text:style-name="T3"> (1985). </text:span><text:span text:style-name="T4">JOSÉ SANCHIS SINISTERRA, </text:span><text:span text:style-name="T3">dramaturgo influido por Brecht, tuvo gran éxito con </text:span><text:span text:style-name="T5">¡Ay, Carmela!</text:span><text:span text:style-name="T3"> <text:s/>(1986), un drama sobre el teatro en la Guerra Civil. En los últimos años destacan dos tendencias entre los dramaturgos: un teatro de </text:span><text:span text:style-name="T4">experimentación radical</text:span><text:span text:style-name="T3">, como el propuesto por </text:span><text:span text:style-name="T4">ANGÉLICA LIDDELL</text:span><text:span text:style-name="T3"> y </text:span><text:span text:style-name="T4">RODRIGO GARCÍA,</text:span><text:span text:style-name="T3"> en el que la representación se convierte en una acción artística, y, un teatro basado en la </text:span><text:span text:style-name="T4">preponderancia del texto</text:span><text:span text:style-name="T3"> dramático, con creadores como </text:span><text:span text:style-name="T4">SERGI BELBEL</text:span><text:span text:style-name="T3"> y en el que destaca el también académico </text:span><text:span text:style-name="T4">JUAN MAYORGA</text:span><text:span text:style-name="T3">, entre cuyas obras destacan </text:span><text:span text:style-name="T5">Hamelin </text:span><text:span text:style-name="T3">(2005)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Times New Roman"/>
  </office:font-face-decls>
  <office:styles>
    <style:style style:family="text" style:name="Texto-nota-pie-Car" style:display-name="Texto nota pie Car" style:parent-style-name="Default-Paragraph-Font">
      <style:text-properties style:font-name="Times New Roman" fo:font-size="10pt" fo:language="es" fo:country="ES"/>
    </style:style>
    <style:style style:family="text" style:name="Default-Paragraph-Font" style:display-name="Default Paragraph Font" style:parent-style-name="Normal"/>
    <style:style style:family="text" style:name="Pie-de-p-u225--gina-Car" style:display-name="Pie de p\u225 ?gina Car" style:parent-style-name="Default-Paragraph-Font">
      <style:text-properties style:font-name="Times New Roman" fo:font-size="12pt" fo:language="es" fo:country="ES"/>
    </style:style>
    <style:style style:family="text" style:name="footnote-reference" style:display-name="footnote reference" style:parent-style-name="Default-Paragraph-Font">
      <style:text-properties style:text-position="33%"/>
    </style:style>
    <style:style style:family="paragraph" style:name="List-Paragraph" style:display-name="List Paragraph" style:parent-style-name="-Normal">
      <style:paragraph-properties fo:margin-left="0.5000in"/>
    </style:style>
    <style:style style:family="paragraph" style:name="Contents-2" style:display-name="Contents 2" style:parent-style-name="Normal" style:next-style-name="Normal">
      <style:paragraph-properties fo:text-indent="-0.300000in" fo:margin-left="1.000000in"/>
    </style:style>
    <style:style style:family="paragraph" style:name="Normal" style:display-name="Normal">
      <style:paragraph-properties fo:text-align="left" fo:text-indent="0in" fo:line-height="100%" fo:widows="2" fo:margin-left="0pt" fo:margin-right="0pt" fo:margin-top="0pt" fo:margin-bottom="0pt"/>
      <style:text-properties fo:color="#000000" style:font-name="Times New Roman" fo:font-size="12pt" fo:font-weight="normal"/>
    </style:style>
    <style:style style:family="paragraph" style:name="footnote-text" style:display-name="footnote text" style:parent-style-name="-Normal">
      <style:text-properties fo:font-size="10pt"/>
    </style:style>
    <style:style style:family="paragraph" style:name="footer" style:display-name="footer" style:parent-style-name="-Normal">
      <style:paragraph-properties>
        <style:tab-stops>
          <style:tab-stop style:type="center" style:position="2.952778in"/>
          <style:tab-stop style:type="right" style:position="5.905556in"/>
        </style:tab-stops>
      </style:paragraph-properties>
    </style:style>
    <style:style style:family="paragraph" style:name="-Normal" style:display-name="_Normal" style:parent-style-name="Normal">
      <style:paragraph-properties fo:line-height="100%"/>
      <style:text-properties style:font-name="Times New Roman" fo:font-size="12pt" fo:language="es" fo:country="ES"/>
    </style:style>
    <style:style style:family="paragraph" style:name="Contents-1" style:display-name="Contents 1" style:parent-style-name="Normal" style:next-style-name="Normal">
      <style:paragraph-properties fo:text-indent="-0.300000in" fo:margin-left="0.500000in"/>
    </style:style>
    <style:style style:family="paragraph" style:name="No-List" style:display-name="No List" style:parent-style-name="Normal"/>
    <style:style style:family="paragraph" style:name="Contents-3" style:display-name="Contents 3" style:parent-style-name="Normal" style:next-style-name="Normal">
      <style:paragraph-properties fo:text-indent="-0.300000in" fo:margin-left="1.500000in"/>
    </style:style>
    <style:style style:family="paragraph" style:name="Contents-4" style:display-name="Contents 4" style:parent-style-name="Normal" style:next-style-name="Normal">
      <style:paragraph-properties fo:text-indent="-0.300000in" fo:margin-left="2.000000in"/>
    </style:style>
    <style:style style:family="paragraph" style:name="Normal-Table" style:display-name="Normal Table" style:parent-style-name="Normal"/>
  </office:styles>
  <office:automatic-styles>
    <style:page-layout style:name="Standard">
      <style:page-layout-properties fo:page-width="8.267717in" fo:page-height="11.692913in" style:print-orientation="portrait" fo:margin-top="1.0000in" fo:margin-bottom="1.0000in" fo:margin-left="1.0000in" fo:margin-right="1.0000in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3.0.2 (unix, gtk)</meta:generator>
    <dc:creator>Miguel Hervás Palomares</dc:creator>
    <meta:creation-date>Sun Apr 24 18:14:45 2022
</meta:creation-date>
    <dc:date>Sun Apr 24 18:14:45 2022
</dc:date>
  </office:meta>
</office:document-meta>
</file>